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2.0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christia</text:p>
          </table:table-cell>
          <table:table-cell office:value-type="string">
            <text:p>Wieners?</text:p>
          </table:table-cell>
          <table:table-cell/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</table:table-row>
        <table:table-row table:style-name="ro3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joe</text:p>
          </table:table-cell>
          <table:table-cell office:value-type="string">
            <text:p>Jorrit Fahlke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/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/>
          <table:table-cell office:value-type="float" office:value="176">
            <text:p>176</text:p>
          </table:table-cell>
        </table:table-row>
        <table:table-row table:style-name="ro2">
          <table:table-cell office:value-type="string">
            <text:p>langsn</text:p>
          </table:table-cell>
          <table:table-cell office:value-type="string">
            <text:p>Stefan Lang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niko</text:p>
          </table:table-cell>
          <table:table-cell office:value-type="string">
            <text:p>Niko Neuss</text:p>
          </table:table-cell>
          <table:table-cell/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/>
          <table:table-cell office:value-type="float" office:value="156">
            <text:p>156</text:p>
          </table:table-cell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/>
          <table:table-cell office:value-type="float" office:value="548">
            <text:p>548</text:p>
          </table:table-cell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tefan</text:p>
          </table:table-cell>
          <table:table-cell office:value-type="string">
            <text:p>Stefan Lang</text:p>
          </table:table-cell>
          <table:table-cell/>
          <table:table-cell office:value-type="float" office:value="1182">
            <text:p>1182</text:p>
          </table:table-cell>
        </table:table-row>
        <table:table-row table:style-name="ro1">
          <table:table-cell office:value-type="string">
            <text:p>thimo</text:p>
          </table:table-cell>
          <table:table-cell office:value-type="string">
            <text:p>Thimo</text:p>
          </table:table-cell>
          <table:table-cell/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/>
          <table:table-cell office:value-type="float" office:value="1374">
            <text:p>1374</text:p>
          </table:table-cell>
        </table:table-row>
        <table:table-row table:style-name="ro4" table:number-rows-repeated="1048533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0">00.00.0000</text:date>, <text:time style:data-style-name="N2" text:time-value="0000-00-00T17:54: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0T17:55:07</dc:date>
    <meta:editing-duration>PT21M51S</meta:editing-duration>
    <meta:editing-cycles>10</meta:editing-cycles>
    <meta:document-statistic meta:table-count="1" meta:cell-count="114" meta:object-count="0"/>
  </office:meta>
</office:document-meta>
</file>